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2">
      <style:text-properties fo:font-weight="bold" officeooo:paragraph-rsid="0016325e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33375088" text:id="ct33375088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32900848" text:id="ct3290084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33158752" text:id="ct3315875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33355408" text:id="ct33355408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33374448" text:id="ct3337444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0464256" text:id="ct50464256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33384512" text:id="ct33384512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33381648" text:id="ct3338164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3381456" text:id="ct33381456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33390368" text:id="ct3339036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3290832" text:id="ct3329083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3415984" text:id="ct33415984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33350736" text:id="ct3335073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3390928" text:id="ct3339092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3425744" text:id="ct3342574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3402400" text:id="ct334024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3397648" text:id="ct333976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3405600" text:id="ct3340560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33415424" text:id="ct3341542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33445040" text:id="ct3344504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33412000" text:id="ct33412000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33375088"/>self.displayValue(self.listProposingGroups(),self.getProposingGroup())<text:change-end text:change-id="ct33375088"/></text:p>
          <text:p text:style-name="P3"><text:line-break/>Correspondant :<text:line-break/><text:change-start text:change-id="ct32900848"/>self.portal_membership.getMemberInfo(self.Creator())['fullname']<text:change-end text:change-id="ct32900848"/></text:p>
          <text:p text:style-name="P3"><text:line-break/>Références : <text:change-start text:change-id="ct33158752"/>self.getItemReference()<text:change-end text:change-id="ct33158752"/></text:p>
        </draw:text-box>
      </draw:frame>
      <text:p text:style-name="Standard2">Du registre aux délibérations du <text:change-start text:change-id="ct33355408"/>self.portal_plonemeeting.getMeetingConfig(self).Title()<text:change-end text:change-id="ct33355408"/> a été extrait ce qui suit :<text:line-break/></text:p>
      <text:p text:style-name="P4">Séance du <text:change-start text:change-id="ct33374448"/>self.getMeeting().Title()<text:change-end text:change-id="ct33374448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10"><text:span text:style-name="T1">Objet n° </text:span><text:change-start text:change-id="ct50464256"/><text:span text:style-name="T3">self</text:span><text:span text:style-name="T1">.getItemNumber(relativeTo='meeting', </text:span><text:span text:style-name="T2">for_display=True</text:span><text:span text:style-name="T1">)</text:span><text:change-end text:change-id="ct50464256"/><text:span text:style-name="T1"> : </text:span><text:change-start text:change-id="ct33384512"/><text:span text:style-name="T1">self.</text:span>Title()<text:change-end text:change-id="ct33384512"/></text:p>
      <text:p text:style-name="Standard2"/>
      <text:p text:style-name="Standard"><office:annotation><dc:date>2009-09-29T00:00:00</dc:date><text:p>do text</text:p><text:p>from xhtml(self.getDeliberation(keepWithNext=True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1"><text:span text:style-name="T5">do text if self.getItemSignatures()</text:span></text:p></office:annotation><text:change-start text:change-id="ct33381648"/>self.getItemSignatures().split('\n')[0]<text:change-end text:change-id="ct33381648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33381456"/>self.getItemSignatories(theObjects=True)[1].getGender()=='m' and 'Le' or 'La'<text:change-end text:change-id="ct33381456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33390368"/>self.getItemSignatories(theObjects=True)[1].getDuty()<text:change-end text:change-id="ct33390368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1"><text:span text:style-name="T4">do text if self.getItemSignatures()</text:span></text:p></office:annotation><text:change-start text:change-id="ct33290832"/>self.getItemSignatures().split('\n')[2]<text:change-end text:change-id="ct33290832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33415984"/>self.getItemSignatories(theObjects=True)[0].getGender()=='m' and 'Le' or 'La'<text:change-end text:change-id="ct33415984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33350736"/>self.getItemSignatories(theObjects=True)[0].getDuty()<text:change-end text:change-id="ct33350736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1"><text:span text:style-name="T5">do text if self.getItemSignatures()</text:span></text:p></office:annotation><text:change-start text:change-id="ct33390928"/>self.getItemSignatures().split('\n')[1]<text:change-end text:change-id="ct33390928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33425744"/>self.getItemSignatories(theObjects=True)[1].Title()<text:change-end text:change-id="ct33425744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1"><text:span text:style-name="T5">do text if self.getItemSignatures()</text:span></text:p></office:annotation><text:change-start text:change-id="ct33402400"/>self.getItemSignatures().split('\n')[3]<text:change-end text:change-id="ct33402400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33397648"/>self.getItemSignatories(theObjects=True)[0].Title()<text:change-end text:change-id="ct33397648"/></text:p>
          </table:table-cell>
        </table:table-row>
        <table:table-row>
          <table:table-cell table:style-name="Tableau2.A1" table:number-columns-spanned="2" office:value-type="string">
            <text:p text:style-name="P9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33405600"/>self.adapted().getCertifiedSignatures()[0]<text:change-end text:change-id="ct33405600"/></text:p>
          </table:table-cell>
          <table:table-cell table:style-name="Tableau2.A1" office:value-type="string">
            <text:p text:style-name="P6"><text:change-start text:change-id="ct33415424"/>self.adapted().getCertifiedSignatures()[2]<text:change-end text:change-id="ct33415424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33445040"/>self.adapted().getCertifiedSignatures()[1]<text:change-end text:change-id="ct33445040"/></text:p>
          </table:table-cell>
          <table:table-cell table:style-name="Tableau2.A1" office:value-type="string">
            <text:p text:style-name="P6"><text:change-start text:change-id="ct33412000"/>self.adapted().getCertifiedSignatures()[3]<text:change-end text:change-id="ct33412000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2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1-19T08:51:35</meta:creation-date>
    <dc:language>fr-FR</dc:language>
    <meta:editing-cycles>9</meta:editing-cycles>
    <meta:editing-duration>PT42S</meta:editing-duration>
    <meta:initial-creator>Gauthier Bastien</meta:initial-creator>
    <dc:date>2015-10-28T13:26:21.498206218</dc:date>
    <meta:document-statistic meta:table-count="1" meta:image-count="0" meta:object-count="0" meta:page-count="1" meta:paragraph-count="25" meta:word-count="81" meta:character-count="1296" meta:non-whitespace-character-count="1233"/>
    <meta:user-defined meta:name="Info 1"/>
    <meta:user-defined meta:name="Info 2"/>
    <meta:user-defined meta:name="Info 3"/>
    <meta:user-defined meta:name="Info 4"/>
  </office:meta>
</office:document-meta>
</file>